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should be safe out here, right?</text:p>
          </table:table-cell>
          <table:table-cell table:number-columns-repeated="1020"/>
        </table:table-row>
        <table:table-row>
          <table:table-cell table:style-name="ce0" office:value-type="string">
            <text:p>ともっち、ナイスフラグ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y to set that flag, Tomocchi!</text:p>
          </table:table-cell>
          <table:table-cell table:number-columns-repeated="1020"/>
        </table:table-row>
        <table:table-row>
          <table:table-cell table:style-name="ce0" office:value-type="string">
            <text:p>やめい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!</text:p>
          </table:table-cell>
          <table:table-cell table:number-columns-repeated="1020"/>
        </table:table-row>
        <table:table-row>
          <table:table-cell table:style-name="ce0" office:value-type="string">
            <text:p>こむ、そろそろ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re to explain, Komu?</text:p>
          </table:table-cell>
          <table:table-cell table:number-columns-repeated="1020"/>
        </table:table-row>
        <table:table-row>
          <table:table-cell table:style-name="ce0" office:value-type="string">
            <text:p>あの4つ子はいったい何者なんだ？</text:p>
          </table:table-cell>
          <table:table-cell table:style-name="ce0"/>
          <table:table-cell table:style-name="ce0"/>
          <table:table-cell table:style-name="ce0" office:value-type="string">
            <text:p>What exactly were those four?</text:p>
          </table:table-cell>
          <table:table-cell table:number-columns-repeated="1020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be honest, I do not know myself in much
detail, but...</text:p>
          </table:table-cell>
          <table:table-cell table:number-columns-repeated="1020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style-name="ce0"/>
          <table:table-cell table:style-name="ce0"/>
          <table:table-cell table:style-name="ce0" office:value-type="string">
            <text:p>She was a member of the species known as the
“Shinigami”, the most feared in all the demon
world.</text:p>
          </table:table-cell>
          <table:table-cell table:number-columns-repeated="1020"/>
        </table:table-row>
        <table:table-row>
          <table:table-cell table:style-name="ce0" office:value-type="string">
            <text:p>名前からして何かヤバそう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the name makes them sound scary.</text:p>
          </table:table-cell>
          <table:table-cell table:number-columns-repeated="1020"/>
        </table:table-row>
        <table:table-row>
          <table:table-cell table:style-name="ce0" office:value-type="string">
            <text:p>まったく、冗談じゃ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does not even begin to explain them!</text:p>
          </table:table-cell>
          <table:table-cell table:number-columns-repeated="1020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style-name="ce0"/>
          <table:table-cell table:style-name="ce0"/>
          <table:table-cell table:style-name="ce0" office:value-type="string">
            <text:p>In the demon world, the Shinigami are a
forbidden race abhorred by all...!</text:p>
          </table:table-cell>
          <table:table-cell table:number-columns-repeated="1020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style-name="ce0"/>
          <table:table-cell table:style-name="ce0"/>
          <table:table-cell table:style-name="ce0" office:value-type="string">
            <text:p>As the story goes, they was oft-used as
mercenaries long ago, but their chaotic, savage
nature along with their affinity for battle
eventually made involvement with them a taboo.</text:p>
          </table:table-cell>
          <table:table-cell table:number-columns-repeated="1020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style-name="ce0"/>
          <table:table-cell table:style-name="ce0"/>
          <table:table-cell table:style-name="ce0" office:value-type="string">
            <text:p>I had never imagined that my arch-enemy, the
Djaelbaaj house, prominent among the demon
world as they are, would ever stoop to such
distasteful lows as to hire Shinigami...!</text:p>
          </table:table-cell>
          <table:table-cell table:number-columns-repeated="1020"/>
        </table:table-row>
        <table:table-row>
          <table:table-cell table:style-name="ce0" office:value-type="string">
            <text:p>あれはちょっと引く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nough to make you squirm, isn't i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telling us...</text:p>
          </table:table-cell>
          <table:table-cell table:number-columns-repeated="1020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Red Carat hired four of these Shinigami, a
species that even demons are scared of?</text:p>
          </table:table-cell>
          <table:table-cell table:number-columns-repeated="1020"/>
        </table:table-row>
        <table:table-row>
          <table:table-cell table:style-name="ce0" office:value-type="string">
            <text:p>厄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trouble, Huuuh.</text:p>
          </table:table-cell>
          <table:table-cell table:number-columns-repeated="1020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ey are not four, but “one”.</text:p>
          </table:table-cell>
          <table:table-cell table:number-columns-repeated="1020"/>
        </table:table-row>
        <table:table-row>
          <table:table-cell table:style-name="ce0" office:value-type="string">
            <text:p>ほぇ？　なん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ehh? How's that?</text:p>
          </table:table-cell>
          <table:table-cell table:number-columns-repeated="1020"/>
        </table:table-row>
        <table:table-row>
          <table:table-cell table:style-name="ce0" office:value-type="string">
            <text:p>確かに4人いたと思うけど・・・</text:p>
          </table:table-cell>
          <table:table-cell table:style-name="ce0"/>
          <table:table-cell table:style-name="ce0"/>
          <table:table-cell table:style-name="ce0" office:value-type="string">
            <text:p>I'm pretty sure I saw four of 'em...</text:p>
          </table:table-cell>
          <table:table-cell table:number-columns-repeated="1020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species known as the Shinigami is a truly
peculiar race who possess “one ego among
multiple bodies”.</text:p>
          </table:table-cell>
          <table:table-cell table:number-columns-repeated="1020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style-name="ce0"/>
          <table:table-cell table:style-name="ce0"/>
          <table:table-cell table:style-name="ce0" office:value-type="string">
            <text:p>Indeed, you saw four figures, but as far as
the number of people there were, 'twas but one.</text:p>
          </table:table-cell>
          <table:table-cell table:number-columns-repeated="1020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at? That doesn't make the
least bit of sense...</text:p>
          </table:table-cell>
          <table:table-cell table:number-columns-repeated="1020"/>
        </table:table-row>
        <table:table-row>
          <table:table-cell table:style-name="ce0" office:value-type="string">
            <text:p>要するに、多重人格の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basically the inverse of a split personality.</text:p>
          </table:table-cell>
          <table:table-cell table:number-columns-repeated="1020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style-name="ce0"/>
          <table:table-cell table:style-name="ce0"/>
          <table:table-cell table:style-name="ce0" office:value-type="string">
            <text:p>But instead of one body containing multiple
personalities, it's multiple bodies controlled
by one consciousness.</text:p>
          </table:table-cell>
          <table:table-cell table:number-columns-repeated="1020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style-name="ce0"/>
          <table:table-cell table:style-name="ce0"/>
          <table:table-cell table:style-name="ce0" office:value-type="string">
            <text:p>That's what kind of beings the Shinigami are.</text:p>
          </table:table-cell>
          <table:table-cell table:number-columns-repeated="1020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onder their movements are so perfectly
coordinated...</text:p>
          </table:table-cell>
          <table:table-cell table:number-columns-repeated="1020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could think of it as our ability
to move four of our own fingers in concert.</text:p>
          </table:table-cell>
          <table:table-cell table:number-columns-repeated="1020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... this does not match up with my
own memories...</text:p>
          </table:table-cell>
          <table:table-cell table:number-columns-repeated="1020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style-name="ce0"/>
          <table:table-cell table:style-name="ce0"/>
          <table:table-cell table:style-name="ce0" office:value-type="string">
            <text:p>I was certain that Shinigami had only two
bodies...</text:p>
          </table:table-cell>
          <table:table-cell table:number-columns-repeated="1020"/>
        </table:table-row>
        <table:table-row>
          <table:table-cell table:style-name="ce0" office:value-type="string">
            <text:p>ええ、通常は2体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, they normally have but two.</text:p>
          </table:table-cell>
          <table:table-cell table:number-columns-repeated="1020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style-name="ce0"/>
          <table:table-cell table:style-name="ce0"/>
          <table:table-cell table:style-name="ce0" office:value-type="string">
            <text:p>However, once in a blue moon, you may find
a special Shinigami with three bodies.</text:p>
          </table:table-cell>
          <table:table-cell table:number-columns-repeated="1020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style-name="ce0"/>
          <table:table-cell table:style-name="ce0"/>
          <table:table-cell table:style-name="ce0" office:value-type="string">
            <text:p>Known as a “Trio”, I have heard that they boast
exceptional might exceeding that of the
typical Duo, and are particularly fearsome even
among Shinigami.</text:p>
          </table:table-cell>
          <table:table-cell table:number-columns-repeated="1020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nd with all that in mind, what we just saw was
an even more incredibly rare and impressive
“Quartet”.</text:p>
          </table:table-cell>
          <table:table-cell table:number-columns-repeated="1020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style-name="ce0"/>
          <table:table-cell table:style-name="ce0"/>
          <table:table-cell table:style-name="ce0" office:value-type="string">
            <text:p>The birth of a Shinigami like that could only
be called a miracle among miracles.</text:p>
          </table:table-cell>
          <table:table-cell table:number-columns-repeated="1020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style-name="ce0"/>
          <table:table-cell table:style-name="ce0"/>
          <table:table-cell table:style-name="ce0" office:value-type="string">
            <text:p>I couldn't even begin to imagine what would
happen if she got serious in battle...</text:p>
          </table:table-cell>
          <table:table-cell table:number-columns-repeated="1020"/>
        </table:table-row>
        <table:table-row>
          <table:table-cell table:style-name="ce0" office:value-type="string">
            <text:p>じゃ、弱点とか・・・無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... no weak points?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would I would like to know...</text:p>
          </table:table-cell>
          <table:table-cell table:number-columns-repeated="1020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w did such a frightening species like that get
out of the demon world and into the human
world...?</text:p>
          </table:table-cell>
          <table:table-cell table:number-columns-repeated="1020"/>
        </table:table-row>
        <table:table-row>
          <table:table-cell table:style-name="ce0" office:value-type="string">
            <text:p>はあ？　どうやってって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h? Surely you do not need to ask how...</text:p>
          </table:table-cell>
          <table:table-cell table:number-columns-repeated="1020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style-name="ce0"/>
          <table:table-cell table:style-name="ce0"/>
          <table:table-cell table:style-name="ce0" office:value-type="string">
            <text:p>She would have simply passed through the
“Demon Portal”, of course.</text:p>
          </table:table-cell>
          <table:table-cell table:number-columns-repeated="1020"/>
        </table:table-row>
        <table:table-row>
          <table:table-cell table:style-name="ce0" office:value-type="string">
            <text:p>魔界門・・・だと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mon Portal... you say?</text:p>
          </table:table-cell>
          <table:table-cell table:number-columns-repeated="1020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! What're you thinking, telling the
Heavenly Maidens something that important...!</text:p>
          </table:table-cell>
          <table:table-cell table:number-columns-repeated="1020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Ack!! F-F-Forget I said anythiiiiiing!!!!</text:p>
          </table:table-cell>
          <table:table-cell table:number-columns-repeated="1020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style-name="ce0"/>
          <table:table-cell table:style-name="ce0"/>
          <table:table-cell table:style-name="ce0" office:value-type="string">
            <text:p>Something like a D-Demon Portal could not
possibly exist, you see??!!</text:p>
          </table:table-cell>
          <table:table-cell table:number-columns-repeated="1020"/>
        </table:table-row>
        <table:table-row>
          <table:table-cell table:style-name="ce0" office:value-type="string">
            <text:p>どこに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 is Iiit?</text:p>
          </table:table-cell>
          <table:table-cell table:number-columns-repeated="1020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 course, I have no idea!! How could I
possibly know such a thing...</text:p>
          </table:table-cell>
          <table:table-cell table:number-columns-repeated="1020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style-name="ce0"/>
          <table:table-cell table:style-name="ce0"/>
          <table:table-cell table:style-name="ce0" office:value-type="string">
            <text:p>Ah! I know! The Southlands!!! The Demon
Portal resides in the Southlands!!!
Understand?!?! It is in the south!!</text:p>
          </table:table-cell>
          <table:table-cell table:number-columns-repeated="1020"/>
        </table:table-row>
        <table:table-row>
          <table:table-cell table:style-name="ce0" office:value-type="string">
            <text:p>（北部ね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Northlands, then.)</text:p>
          </table:table-cell>
          <table:table-cell table:number-columns-repeated="1020"/>
        </table:table-row>
        <table:table-row>
          <table:table-cell table:style-name="ce0" office:value-type="string">
            <text:p>（北部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Northlands it is.)</text:p>
          </table:table-cell>
          <table:table-cell table:number-columns-repeated="1020"/>
        </table:table-row>
        <table:table-row>
          <table:table-cell table:style-name="ce0" office:value-type="string">
            <text:p>（北部ですね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t must be in the Northlands.)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if we shut the Demon Portal up
nice and tight, that'll stop all these demons
coming out of the demon world, right?</text:p>
          </table:table-cell>
          <table:table-cell table:number-columns-repeated="1020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cut 'em off at the source!</text:p>
          </table:table-cell>
          <table:table-cell table:number-columns-repeated="1020"/>
        </table:table-row>
        <table:table-row>
          <table:table-cell table:style-name="ce0" office:value-type="string">
            <text:p>魔界門をぶっ壊せーー！！</text:p>
          </table:table-cell>
          <table:table-cell table:style-name="ce0"/>
          <table:table-cell table:style-name="ce0"/>
          <table:table-cell table:style-name="ce0" office:value-type="string">
            <text:p>We'll bring that Demon Portal a-crumblin'
down——!!</text:p>
          </table:table-cell>
          <table:table-cell table:number-columns-repeated="1020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ait!! If you do that, then we shall be forever
unable to go back to the other side!!!</text:p>
          </table:table-cell>
          <table:table-cell table:number-columns-repeated="1020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you should probably go back while you
still can.</text:p>
          </table:table-cell>
          <table:table-cell table:number-columns-repeated="1020"/>
        </table:table-row>
        <table:table-row>
          <table:table-cell table:style-name="ce0" office:value-type="string">
            <text:p>うぐぐ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Ugugu...!</text:p>
          </table:table-cell>
          <table:table-cell table:number-columns-repeated="1020"/>
        </table:table-row>
        <table:table-row>
          <table:table-cell table:style-name="ce0" office:value-type="string">
            <text:p>て、敵襲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 enemy attack...?!</text:p>
          </table:table-cell>
          <table:table-cell table:number-columns-repeated="1020"/>
        </table:table-row>
        <table:table-row>
          <table:table-cell table:style-name="ce0" office:value-type="string">
            <text:p>みんな、気を付け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e careful, everyone!!</text:p>
          </table:table-cell>
          <table:table-cell table:number-columns-repeated="1020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style-name="ce0"/>
          <table:table-cell table:style-name="ce0"/>
          <table:table-cell table:style-name="ce0" office:value-type="string">
            <text:p>Uwawawawawagh!!! Wh-What is this?!!</text:p>
          </table:table-cell>
          <table:table-cell table:number-columns-repeated="1020"/>
        </table:table-row>
        <table:table-row>
          <table:table-cell table:style-name="ce0" office:value-type="string">
            <text:p>足が！！！</text:p>
          </table:table-cell>
          <table:table-cell table:style-name="ce0"/>
          <table:table-cell table:style-name="ce0"/>
          <table:table-cell table:style-name="ce0" office:value-type="string">
            <text:p>It's got my legs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